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Albany" svg:font-family="Albany" style:font-family-generic="roman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sub 58%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um Linux?</text:p>
      <text:p text:style-name="P1"/>
      <text:p text:style-name="P2">Handout/Gliederung</text:p>
      <text:p text:style-name="P17"/>
      <text:p text:style-name="P3">Gliederung des Vortrages:</text:p>
      <text:list xml:id="list2828124069530578790" text:style-name="L1">
        <text:list-item>
          <text:p text:style-name="P5">Begriffserklärung</text:p>
          <text:list>
            <text:list-item>
              <text:p text:style-name="P5">GNU</text:p>
            </text:list-item>
            <text:list-item>
              <text:p text:style-name="P5">UNIX</text:p>
            </text:list-item>
            <text:list-item>
              <text:p text:style-name="P5">BaSh</text:p>
            </text:list-item>
          </text:list>
        </text:list-item>
        <text:list-item>
          <text:p text:style-name="P5">Geschichte des Linux Kernels</text:p>
          <text:list>
            <text:list-item>
              <text:p text:style-name="P5">Entstehung</text:p>
            </text:list-item>
            <text:list-item>
              <text:p text:style-name="P5">Entwicklung</text:p>
            </text:list-item>
            <text:list-item>
              <text:p text:style-name="P5">Struktur (Grafik)</text:p>
            </text:list-item>
            <text:list-item>
              <text:p text:style-name="P5">Arch &amp; Gentoo Kernel</text:p>
            </text:list-item>
          </text:list>
        </text:list-item>
        <text:list-item>
          <text:p text:style-name="P5">Einführung in Linux-System Ubuntu Debian</text:p>
          <text:list>
            <text:list-item>
              <text:p text:style-name="P5">Live-Vorführung</text:p>
            </text:list-item>
          </text:list>
        </text:list-item>
        <text:list-item>
          <text:p text:style-name="P5">Weitere Linux-Distributionen</text:p>
          <text:list>
            <text:list-item>
              <text:p text:style-name="P5">Meistverwendete Linux-Distributionen (Grafik)</text:p>
            </text:list-item>
          </text:list>
        </text:list-item>
        <text:list-item>
          <text:p text:style-name="P5">Linux und Windows im Vergleich</text:p>
          <text:list>
            <text:list-item>
              <text:p text:style-name="P5">Kosten</text:p>
            </text:list-item>
            <text:list-item>
              <text:p text:style-name="P5">Treibersupport</text:p>
            </text:list-item>
            <text:list-item>
              <text:p text:style-name="P5">Anwendungsgebiete</text:p>
            </text:list-item>
            <text:list-item>
              <text:p text:style-name="P5">Sicherheit</text:p>
            </text:list-item>
          </text:list>
        </text:list-item>
        <text:list-item>
          <text:p text:style-name="P5">Fazit</text:p>
          <text:list>
            <text:list-item>
              <text:p text:style-name="P5">Fragen &amp; Zusammenassung</text:p>
            </text:list-item>
          </text:list>
        </text:list-item>
      </text:list>
      <text:p text:style-name="P3"/>
      <text:p text:style-name="P3">Begriffserklärung GNU/UNIX/LINUX/BASH</text:p>
      <text:list xml:id="list8336740392950604467" text:style-name="L2">
        <text:list-item>
          <text:p text:style-name="P6">GNU</text:p>
        </text:list-item>
      </text:list>
      <text:list xml:id="list7694178846623490453" text:style-name="L3">
        <text:list-item>
          <text:p text:style-name="P7">Teil der Free Software Foundation</text:p>
        </text:list-item>
        <text:list-item>
          <text:p text:style-name="P7">Alle Programme und Bestandteile des GNU-Projekts müssen frei von Käufen oder Werbung sein sowie Open Source Archive besitzen</text:p>
        </text:list-item>
      </text:list>
      <text:list xml:id="list3453675279979318329" text:style-name="L4">
        <text:list-item>
          <text:p text:style-name="P8">UNIX</text:p>
        </text:list-item>
      </text:list>
      <text:list xml:id="list1333252740703668261" text:style-name="L5">
        <text:list-item>
          <text:p text:style-name="P9">Erstmals 1969 von AT&amp;T als kommerziell vermarktetes Betriebssystem für Terminals und Mainframes eingesetzt</text:p>
        </text:list-item>
        <text:list-item>
          <text:p text:style-name="P16">U<text:span text:style-name="T1">niplexed </text:span>I<text:span text:style-name="T1">nformation and </text:span>C<text:span text:style-name="T1">omputing </text:span>S<text:span text:style-name="T1">ervice</text:span></text:p>
        </text:list-item>
        <text:list-item>
          <text:p text:style-name="P9">Betriebssysteme wie z.B. Solaris oder BSD-Distributionen (UNIX-Nachfahren) besitzen viele Gemeinsamkeiten zu Linux,z.B. die Dateistruktur und die BaSh Shell Interfaces, da die ersten Distributionen von Linux sehr stark von diesen inspiriert waren</text:p>
        </text:list-item>
        <text:list-item>
          <text:p text:style-name="P9">Terminal-Basierte Oberfläche mit nahezu direkten Hardwarezugriff</text:p>
        </text:list-item>
        <text:list-item>
          <text:p text:style-name="P9">Window Manager und Desktop Environments können über ein externes Medium installiert werden</text:p>
        </text:list-item>
      </text:list>
      <text:list xml:id="list712755602804082119" text:style-name="L6">
        <text:list-item>
          <text:p text:style-name="P10">Linux</text:p>
        </text:list-item>
      </text:list>
      <text:list xml:id="list8013196957107828150" text:style-name="L7">
        <text:list-item>
          <text:p text:style-name="P11">Linux bezeichnet zwar nur den Kernel, steht aber Umgangssprachlich auch für seine Distributionen</text:p>
        </text:list-item>
      </text:list>
      <text:list xml:id="list3208499650784774700" text:style-name="L8">
        <text:list-item>
          <text:p text:style-name="P12">BASh Prompt</text:p>
        </text:list-item>
      </text:list>
      <text:list xml:id="list598173786127534590" text:style-name="L9">
        <text:list-item>
          <text:p text:style-name="P13">Bourne-Again Shell Terminal</text:p>
        </text:list-item>
      </text:list>
      <text:list xml:id="list6365117799094544505" text:style-name="L10">
        <text:list-item>
          <text:p text:style-name="P14">wird auf moderner Hardware idR als „Terminal-Emulator“ bezeichnet, da direkter Hardware-Zugriff nicht mehr möglich ist</text:p>
        </text:list-item>
      </text:list>
      <text:p text:style-name="P3"/>
      <text:p text:style-name="P3"><text:soft-page-break/>Linux-Kernel</text:p>
      <text:list xml:id="list32272013" text:continue-numbering="true" text:style-name="L10">
        <text:list-item>
          <text:p text:style-name="P14">geschrieben von u.a. Linus Torvalds</text:p>
        </text:list-item>
        <text:list-item>
          <text:p text:style-name="P14">1991 als Freizeitprojekt erschaffen da andere Betriebssysteme „zu teuer“ für ihn waren (DOS 6.22 kostete 70€)</text:p>
        </text:list-item>
        <text:list-item>
          <text:p text:style-name="P14">Da der Kernel Open Source ist, sind viele Variationen entstanden, einige der meistverwnedeten sind:</text:p>
          <text:list>
            <text:list-item>
              <text:p text:style-name="P14">Debian</text:p>
            </text:list-item>
            <text:list-item>
              <text:p text:style-name="P14">Arch</text:p>
            </text:list-item>
            <text:list-item>
              <text:p text:style-name="P14">Knoppix</text:p>
            </text:list-item>
            <text:list-item>
              <text:p text:style-name="P14">Clear Linux</text:p>
            </text:list-item>
            <text:list-item>
              <text:p text:style-name="P14">Gentoo<text:tab/></text:p>
            </text:list-item>
            <text:list-item>
              <text:p text:style-name="P14">Redhat EL</text:p>
            </text:list-item>
            <text:list-item>
              <text:p text:style-name="P14">Mandriva</text:p>
            </text:list-item>
            <text:list-item>
              <text:p text:style-name="P14">Slackware</text:p>
            </text:list-item>
            <text:list-item>
              <text:p text:style-name="P14">SUSE</text:p>
            </text:list-item>
          </text:list>
        </text:list-item>
        <text:list-item>
          <text:p text:style-name="P14">Debian ist bei weitem die meistverwendete Linux-Distro</text:p>
        </text:list-item>
        <text:list-item>
          <text:p text:style-name="P14">Jedes Kernel-Derivat hat idR. systemspezifische Verbesserung und Ressourcenoptimierung für bestimmte Anwendungszwecke</text:p>
        </text:list-item>
      </text:list>
      <text:p text:style-name="P3"/>
      <text:p text:style-name="P3">Linux vs. Windows</text:p>
      <text:list xml:id="list32257191" text:continue-numbering="true" text:style-name="L10">
        <text:list-item>
          <text:p text:style-name="P14">Linux ist Open-Source, während Microsofts Programme schon immer verschlüsselt waren</text:p>
          <text:list>
            <text:list-item>
              <text:p text:style-name="P14">Linux kann durch den Benutzer modifiziert und angepasst werden, Windows nur wenn Microsoft es dem Benutzer erlaubt</text:p>
            </text:list-item>
            <text:list-item>
              <text:p text:style-name="P14">Linux hat eine große Community, die ständig an Verbesserungen vieler Systeme und Programmen arbeiten</text:p>
            </text:list-item>
          </text:list>
        </text:list-item>
        <text:list-item>
          <text:p text:style-name="P14">Windows bietet Support, der meist nach 3 - 7 Jahren endet, danach muss das nächste Betriebssystem erworben werden</text:p>
        </text:list-item>
        <text:list-item>
          <text:p text:style-name="P14">Linux bietet auch die aktiv gewartete Antivirensoftware netfilter, die direkt im Kernel verankert is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Albany" svg:font-family="Albany" style:font-family-generic="roman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Drawing_20_Style" style:display-name="Default Drawing Style" style:family="paragraph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Noto Sans1" style:font-size-complex="12pt"/>
    </style:style>
    <style:style style:name="Object_20_without_20_fill" style:display-name="Object without fill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A4" style:family="paragraph" style:parent-style-name="Text" style:default-outline-level="">
      <style:text-properties style:font-name="Noto Sans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size="18pt" style:font-size-asian="18pt"/>
    </style:style>
    <style:style style:name="A0" style:family="paragraph" style:parent-style-name="Text" style:default-outline-level="">
      <style:text-properties style:font-name="Noto Sans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size="18pt" style:font-size-asian="18pt"/>
    </style:style>
    <style:style style:name="Graphic" style:family="paragraph" style:default-outline-level="">
      <style:text-properties style:font-name="Liberation Sans" fo:font-size="18pt" style:font-name-asian="Arial Unicode MS" style:font-size-asian="18pt" style:font-name-complex="Noto Sans1" style:font-size-complex="12pt"/>
    </style:style>
    <style:style style:name="Shapes" style:family="paragraph" style:parent-style-name="Graphic" style:default-outline-level="">
      <style:text-properties style:font-name="Liberation San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size="14pt" fo:font-weight="bold" style:font-name-asian="Arial Unicode MS" style:font-size-asian="14pt" style:font-weight-asian="bold" style:font-name-complex="Noto Sans1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size="14pt" fo:font-weight="bold" style:font-name-asian="Arial Unicode MS" style:font-size-asian="14pt" style:font-weight-asian="bold" style:font-name-complex="Noto Sans1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size="18pt" style:font-size-asian="18pt"/>
    </style:style>
    <style:style style:name="prs-strategy_7e_LT_7e_Gliederung_20_1" style:display-name="prs-strategy~LT~Gliederung 1" style:family="paragraph" style:default-outline-level="">
      <style:paragraph-properties fo:text-align="start" style:justify-single-word="false"/>
      <style:text-properties fo:color="#e6e6e6" style:text-outline="false" style:text-line-through-style="none" style:font-name="Albany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Noto Sans1" style:font-size-complex="12pt"/>
    </style:style>
    <style:style style:name="prs-strategy_7e_LT_7e_Gliederung_20_2" style:display-name="prs-strategy~LT~Gliederung 2" style:family="paragraph" style:parent-style-name="prs-strategy_7e_LT_7e_Gliederung_20_1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8pt" fo:font-style="normal" fo:text-shadow="none" style:text-underline-style="none" fo:font-weight="normal" style:font-size-asian="28pt" style:font-style-asian="normal" style:font-weight-asian="normal"/>
    </style:style>
    <style:style style:name="prs-strategy_7e_LT_7e_Gliederung_20_3" style:display-name="prs-strategy~LT~Gliederung 3" style:family="paragraph" style:parent-style-name="prs-strategy_7e_LT_7e_Gliederung_20_2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4" style:display-name="prs-strategy~LT~Gliederung 4" style:family="paragraph" style:parent-style-name="prs-strategy_7e_LT_7e_Gliederung_20_3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Gliederung_20_5" style:display-name="prs-strategy~LT~Gliederung 5" style:family="paragraph" style:parent-style-name="prs-strategy_7e_LT_7e_Gliederung_20_4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Gliederung_20_6" style:display-name="prs-strategy~LT~Gliederung 6" style:family="paragraph" style:parent-style-name="prs-strategy_7e_LT_7e_Gliederung_20_5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Gliederung_20_7" style:display-name="prs-strategy~LT~Gliederung 7" style:family="paragraph" style:parent-style-name="prs-strategy_7e_LT_7e_Gliederung_20_6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Gliederung_20_8" style:display-name="prs-strategy~LT~Gliederung 8" style:family="paragraph" style:parent-style-name="prs-strategy_7e_LT_7e_Gliederung_20_7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Gliederung_20_9" style:display-name="prs-strategy~LT~Gliederung 9" style:family="paragraph" style:parent-style-name="prs-strategy_7e_LT_7e_Gliederung_20_8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prs-strategy_7e_LT_7e_Titel" style:display-name="prs-strategy~LT~Titel" style:family="paragraph" style:default-outline-level="">
      <style:paragraph-properties fo:text-align="center" style:justify-single-word="false"/>
      <style:text-properties fo:color="#e6e6e6" style:text-outline="false" style:text-line-through-style="none" style:font-name="Albany" fo:font-size="40pt" fo:font-style="italic" fo:text-shadow="none" style:text-underline-style="none" fo:font-weight="bold" style:font-name-asian="Arial Unicode MS" style:font-size-asian="40pt" style:font-style-asian="italic" style:font-weight-asian="bold" style:font-name-complex="Noto Sans1" style:font-size-complex="12pt"/>
    </style:style>
    <style:style style:name="prs-strategy_7e_LT_7e_Untertitel" style:display-name="prs-strategy~LT~Untertitel" style:family="paragraph" style:default-outline-level="">
      <style:paragraph-properties fo:text-align="center" style:justify-single-word="fals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Noto Sans1" style:font-size-complex="12pt"/>
    </style:style>
    <style:style style:name="prs-strategy_7e_LT_7e_Notizen" style:display-name="prs-strategy~LT~Notizen" style:family="paragraph" style:default-outline-level=""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Noto Sans1" style:font-size-complex="12pt"/>
    </style:style>
    <style:style style:name="prs-strategy_7e_LT_7e_Hintergrundobjekte" style:display-name="prs-strategy~LT~Hintergrundobjekte" style:family="paragraph" style:default-outline-level="">
      <style:text-properties style:font-name="Thorndale" fo:font-size="12pt" style:font-name-asian="Arial Unicode MS" style:font-size-asian="12pt" style:font-name-complex="Noto Sans1" style:font-size-complex="12pt"/>
    </style:style>
    <style:style style:name="prs-strategy_7e_LT_7e_Hintergrund" style:display-name="prs-strategy~LT~Hintergrund" style:family="paragraph" style:default-outline-level="">
      <style:text-properties style:font-name="Thorndale" fo:font-size="12pt" style:font-name-asian="Arial Unicode MS" style:font-size-asian="12pt" style:font-name-complex="Noto Sans1" style:font-size-complex="12pt"/>
    </style:style>
    <style:style style:name="default" style:family="paragraph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name-asian="Arial Unicode MS" style:font-size-asian="18pt" style:font-name-complex="Noto Sans1" style:font-size-complex="12pt"/>
    </style:style>
    <style:style style:name="gray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line-height-at-least="0.353cm"/>
      <style:text-properties style:use-window-font-color="true" style:font-name="Droid Sans Devanagari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horndale" fo:font-size="12pt" style:font-name-asian="Arial Unicode MS" style:font-size-asian="12pt" style:font-name-complex="Noto Sans1" style:font-size-complex="12pt"/>
    </style:style>
    <style:style style:name="Background" style:family="paragraph" style:default-outline-level="">
      <style:text-properties style:font-name="Thorndale" fo:font-size="12pt" style:font-name-asian="Arial Unicode MS" style:font-size-asian="12pt" style:font-name-complex="Noto Sans1" style:font-size-complex="12pt"/>
    </style:style>
    <style:style style:name="Notes" style:family="paragraph" style:default-outline-level=""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Noto Sans1" style:font-size-complex="12pt"/>
    </style:style>
    <style:style style:name="Outline_20_1" style:display-name="Outline 1" style:family="paragraph" style:default-outline-level="">
      <style:paragraph-properties fo:text-align="start" style:justify-single-word="false"/>
      <style:text-properties fo:color="#e6e6e6" style:text-outline="false" style:text-line-through-style="none" style:font-name="Albany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Noto Sans1" style:font-size-complex="12pt"/>
    </style:style>
    <style:style style:name="Outline_20_2" style:display-name="Outline 2" style:family="paragraph" style:parent-style-name="Outline_20_1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8pt" fo:font-style="normal" fo:text-shadow="none" style:text-underline-style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0cm" fo:margin-right="0cm" fo:text-align="start" style:justify-single-word="false" fo:text-indent="-1.199cm" style:auto-text-indent="false"/>
      <style:text-properties fo:color="#e6e6e6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0cm" fo:margin-right="0cm" fo:text-align="start" style:justify-single-word="false" fo:text-indent="-1.199cm" style:auto-text-indent="false"/>
      <style:text-properties fo:color="#99ccff" style:text-outline="false" style:text-line-through-style="none" style:font-name="Albany" fo:font-size="20pt" fo:font-style="normal" fo:text-shadow="none" style:text-underline-style="none" fo:font-weight="normal" style:font-size-asian="20pt" style:font-style-asian="normal" style:font-weight-asian="normal"/>
    </style:style>
    <style:style style:name="text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title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44pt" fo:font-style="normal" fo:text-shadow="none" style:text-underline-style="none" fo:font-weight="normal" style:font-size-asian="44pt" style:font-style-asian="normal" style:font-weight-asian="normal"/>
    </style:style>
    <style:style style:name="headline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measure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12pt" fo:font-style="normal" fo:text-shadow="none" style:text-underline-style="none" fo:font-weight="normal" style:font-size-asian="12pt" style:font-style-asian="normal" style:font-weight-asian="normal"/>
    </style:style>
    <style:style style:name="objectwitharrow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objectwithshadow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Objekt_20_ohne_20_Füllung_20_und_20_ohne_20_Linie" style:display-name="Objekt ohne Füllung und ohne Linie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textbody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16pt" fo:font-style="normal" fo:text-shadow="none" style:text-underline-style="none" fo:font-weight="normal" style:font-size-asian="16pt" style:font-style-asian="normal" style:font-weight-asian="normal"/>
    </style:style>
    <style:style style:name="textbodyjustfied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textbodyindent" style:family="paragraph" style:parent-style-name="Default_20_Drawing_20_Style" style:default-outline-level="">
      <style:paragraph-properties fo:margin-left="0cm" fo:margin-right="0cm" style:line-height-at-least="0.353cm" fo:text-align="start" style:justify-single-word="false" fo:text-indent="0.6cm" style:auto-text-indent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title1" style:family="paragraph" style:parent-style-name="Default_20_Drawing_20_Style" style:default-outline-level="">
      <style:paragraph-properties style:line-height-at-least="0.353cm" fo:text-align="center" style:justify-single-word="false"/>
      <style:text-properties fo:color="#ffffff" style:text-outline="false" style:text-line-through-style="none" style:font-name="Albany" fo:font-size="24pt" fo:font-style="normal" fo:text-shadow="none" style:text-underline-style="none" fo:font-weight="normal" style:font-size-asian="24pt" style:font-style-asian="normal" style:font-weight-asian="normal"/>
    </style:style>
    <style:style style:name="title2" style:family="paragraph" style:parent-style-name="Default_20_Drawing_20_Style" style:default-outline-level="">
      <style:paragraph-properties style:line-height-at-least="0.353cm" fo:text-align="center" style:justify-single-word="false"/>
      <style:text-properties fo:color="#ffffff" style:text-outline="false" style:text-line-through-style="none" style:font-name="Albany" fo:font-size="36pt" fo:font-style="normal" fo:text-shadow="none" style:text-underline-style="none" fo:font-weight="normal" style:font-size-asian="36pt" style:font-style-asian="normal" style:font-weight-asian="normal"/>
    </style:style>
    <style:style style:name="headline1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18pt" fo:font-style="normal" fo:text-shadow="none" style:text-underline-style="none" fo:font-weight="bold" style:font-size-asian="18pt" style:font-style-asian="normal" style:font-weight-asian="bold"/>
    </style:style>
    <style:style style:name="headline2" style:family="paragraph" style:parent-style-name="Default_20_Drawing_20_Style" style:default-outline-level="">
      <style:paragraph-properties style:line-height-at-least="0.353cm" fo:text-align="start" style:justify-single-word="false"/>
      <style:text-properties fo:color="#ffffff" style:text-outline="false" style:text-line-through-style="none" style:font-name="Albany" fo:font-size="14pt" fo:font-style="italic" fo:text-shadow="none" style:text-underline-style="none" fo:font-weight="bold" style:font-size-asian="14pt" style:font-style-asian="italic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1-11-11T13:27:32.96</meta:creation-date>
    <dc:date>2022-01-04T12:03:20.19</dc:date>
    <meta:editing-duration>PT44M8S</meta:editing-duration>
    <meta:editing-cycles>26</meta:editing-cycles>
    <meta:generator>OpenOffice/4.1.1$Win32 OpenOffice.org_project/411m6$Build-9775</meta:generator>
    <dc:creator>. .</dc:creator>
    <meta:document-statistic meta:table-count="0" meta:image-count="0" meta:object-count="0" meta:page-count="2" meta:paragraph-count="59" meta:word-count="368" meta:character-count="2481"/>
  </office:meta>
</office:document-meta>
</file>